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_0/content.xml"/>
  <manifest:file-entry manifest:media-type="text/xml" manifest:full-path="Object 0_0/styles.xml"/>
  <manifest:file-entry manifest:media-type="text/xml" manifest:full-path="Object 0_0/meta.xml"/>
  <manifest:file-entry manifest:media-type="application/vnd.oasis.opendocument.chart" manifest:full-path="Object 0_0/"/>
  <manifest:file-entry manifest:media-type="text/xml" manifest:full-path="Object 0_1/content.xml"/>
  <manifest:file-entry manifest:media-type="text/xml" manifest:full-path="Object 0_1/styles.xml"/>
  <manifest:file-entry manifest:media-type="text/xml" manifest:full-path="Object 0_1/meta.xml"/>
  <manifest:file-entry manifest:media-type="application/vnd.oasis.opendocument.chart" manifest:full-path="Object 0_1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916666666666667in"/>
    </style:style>
    <style:style style:name="co2" style:family="table-column">
      <style:table-column-properties fo:break-before="auto" style:column-width="2.4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3958333333333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A1A1A" style:text-underline-style="none"/>
    </style:style>
    <style:style style:name="S0_2" style:family="graphic">
      <style:graphic-properties/>
    </style:style>
    <style:style style:name="S0_1" style:family="graphic">
      <style:graphic-properties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Person Names </text:p>
          </table:table-cell>
          <table:table-cell table:style-name="ce21" office:value-type="string">
            <text:p>Hardware</text:p>
          </table:table-cell>
          <table:table-cell table:style-name="ce21" office:value-type="string">
            <text:p>Software</text:p>
          </table:table-cell>
          <table:table-cell table:style-name="ce21" office:value-type="string">
            <text:p>Programming</text:p>
          </table:table-cell>
          <table:table-cell table:style-name="ce21" office:value-type="string">
            <text:p>Cypersecurity</text:p>
          </table:table-cell>
          <table:table-cell table:style-name="ce21" office:value-type="string">
            <text:p>Digital Arts</text:p>
          </table:table-cell>
          <table:table-cell table:style-name="ce21" office:value-type="string">
            <text:p>Data science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Ahme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Oma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Yousse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Mohame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ame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Sara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Jana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Osama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Abdalla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Nou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Hoda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1" office:value-type="string">
            <text:p>Rating (simmulation at avaaluation points)</text:p>
          </table:table-cell>
          <table:table-cell table:style-name="ce23" table:formula="of:=SUM([.B2:.B12])" office:value-type="float" office:value="35">
            <text:p>35</text:p>
          </table:table-cell>
          <table:table-cell table:style-name="ce23" table:formula="of:=SUM([.C2:.C12])" office:value-type="float" office:value="38">
            <text:p>38</text:p>
          </table:table-cell>
          <table:table-cell table:style-name="ce23" table:formula="of:=SUM([.D2:.D12])" office:value-type="float" office:value="34">
            <text:p>34</text:p>
          </table:table-cell>
          <table:table-cell table:style-name="ce23" table:formula="of:=SUM([.E2:.E12])" office:value-type="float" office:value="35">
            <text:p>35</text:p>
          </table:table-cell>
          <table:table-cell table:style-name="ce23" table:formula="of:=SUM([.F2:.F12])" office:value-type="float" office:value="31">
            <text:p>31</text:p>
          </table:table-cell>
          <table:table-cell table:style-name="ce23" table:formula="of:=SUM([.G2:.G12])" office:value-type="float" office:value="47">
            <text:p>4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Sheet1.F34" svg:x="0.4cm" svg:y="0.56cm" svg:width="15.88cm" svg:height="9.82cm" draw:z-index="1" draw:name="Chart 2" draw:style-name="S0_2">
              <draw:object xlink:href="Object 0_1/" xlink:type="simple" xlink:show="embed" xlink:actuate="onLoad"/>
            </draw:frame>
          </table:table-cell>
          <table:table-cell table:number-columns-repeated="4"/>
          <table:table-cell>
            <draw:frame table:end-cell-address="Sheet1.M34" svg:x="1.67cm" svg:y="0.56cm" svg:width="15.88cm" svg:height="9.82cm" draw:z-index="0" draw:name="Chart 1" draw:style-name="S0_1">
              <draw:object xlink:href="Object 0_0/" xlink:type="simple" xlink:show="embed" xlink:actuate="onLoad"/>
            </draw:frame>
          </table:table-cell>
          <table:table-cell table:number-columns-repeated="1018"/>
        </table:table-row>
        <table:table-row table:number-rows-repeated="983"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$ </number:text>
      <number:number number:decimal-places="0" number:min-integer-digits="1" number:grouping="true"/>
      <number:text> </number:text>
    </number:number-style>
    <number:number-style style:name="N42P1" style:volatile="true">
      <number:text> $ (</number:text>
      <number:number number:decimal-places="0" number:min-integer-digits="1" number:grouping="true"/>
      <number:text>)</number:text>
    </number:number-style>
    <number:text-style style:name="N42P2" style:volatile="true">
      <number:text> $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$ </number:text>
      <number:number number:min-integer-digits="1" number:grouping="true" number:decimal-places="2"/>
      <number:text> </number:text>
    </number:number-style>
    <number:number-style style:name="N44P1" style:volatile="true">
      <number:text> $ (</number:text>
      <number:number number:min-integer-digits="1" number:grouping="true" number:decimal-places="2"/>
      <number:text>)</number:text>
    </number:number-style>
    <number:text-style style:name="N44P2" style:volatile="true">
      <number:text> $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fo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Zamzar</meta:generator>
  </office:meta>
</office:document-meta>
</file>

<file path=Object 0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898989" draw:fill-color="#ffffff"/>
    </style:style>
    <style:style style:name="ch2" style:family="chart">
      <style:graphic-properties draw:stroke="none" draw:fill="none"/>
      <style:text-properties fo:color="#757575" fo:font-family="Arial" fo:font-size="10pt" style:font-size-asian="10pt" style:font-size-complex="10pt"/>
    </style:style>
    <style:style style:name="ch3" style:family="chart">
      <style:chart-properties chart:auto-position="true"/>
      <style:graphic-properties draw:stroke="none" draw:fill="none"/>
      <style:text-properties fo:color="#1a1a1a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/>
    </style:style>
    <style:style style:name="ch5" style:family="chart">
      <style:chart-properties chart:reverse-direction="false" chart:logarithmic="false" tex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176388888888889cm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size="10pt" style:font-size-asian="10pt" style:font-size-complex="10pt"/>
    </style:style>
    <style:style style:name="ch7" style:family="chart">
      <style:chart-properties chart:reverse-direction="false" chart:logarithmic="false" tex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176388888888889cm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svg:stroke-width="0.0176388888888889cm" svg:stroke-color="#cccccc" draw:fill-color="#cccccc" draw:stroke-opacity="0%" draw:opacity="0%"/>
    </style:style>
    <style:style style:name="ch9" style:family="chart">
      <style:graphic-properties draw:stroke="solid" svg:stroke-width="0.0176388888888889cm" svg:stroke-color="#b7b7b7" draw:fill-color="#b7b7b7"/>
    </style:style>
    <style:style style:name="ch10" style:family="chart">
      <style:chart-properties/>
      <style:graphic-properties draw:stroke="solid" svg:stroke-width="0.0176388888888889cm" svg:stroke-color="#000000" draw:fill-color="#4285f4" draw:fill="solid"/>
    </style:style>
    <style:style style:name="ch11" style:family="chart">
      <style:chart-properties/>
      <style:graphic-properties draw:stroke="solid" svg:stroke-width="0.0176388888888889cm" svg:stroke-color="#000000" draw:fill-color="#ea4335" draw:fill="solid"/>
    </style:style>
    <style:style style:name="ch12" style:family="chart">
      <style:chart-properties/>
      <style:graphic-properties draw:stroke="solid" svg:stroke-width="0.0176388888888889cm" svg:stroke-color="#000000" draw:fill-color="#fbbc04" draw:fill="solid"/>
    </style:style>
    <style:style style:name="ch13" style:family="chart">
      <style:chart-properties/>
      <style:graphic-properties draw:stroke="solid" svg:stroke-width="0.0176388888888889cm" svg:stroke-color="#000000" draw:fill-color="#34a853" draw:fill="solid"/>
    </style:style>
    <style:style style:name="ch14" style:family="chart">
      <style:chart-properties/>
      <style:graphic-properties draw:stroke="solid" svg:stroke-width="0.0176388888888889cm" svg:stroke-color="#000000" draw:fill-color="#ff6d01" draw:fill="solid"/>
    </style:style>
    <style:style style:name="ch15" style:family="chart">
      <style:chart-properties/>
      <style:graphic-properties draw:stroke="solid" svg:stroke-width="0.0176388888888889cm" svg:stroke-color="#000000" draw:fill-color="#46bdc6" draw:fill="solid"/>
    </style:style>
  </office:automatic-styles>
  <office:body>
    <office:chart>
      <chart:chart svg:width="15.88cm" svg:height="9.82cm" chart:class="chart:bar" chart:style-name="ch1">
        <chart:title chart:style-name="ch2">
          <text:p>Hardware, Software, Programming, Cypersecurity, Digital Arts…</text:p>
        </chart:title>
        <chart:legend chart:legend-position="end" svg:x="5.12in" svg:y="1.24in" chart:style-name="ch3"/>
        <chart:plot-area table:cell-range-address="Sheet1.B2:.B12 Sheet1.B1 Sheet1.C2:.C12 Sheet1.C1 Sheet1.D2:.D12 Sheet1.D1 Sheet1.E2:.E12 Sheet1.E1 Sheet1.F2:.F12 Sheet1.F1 Sheet1.G2:.G12 Sheet1.G1" svg:x="0.29cm" svg:width="12.33cm" svg:y="0.98cm" svg:height="7.86cm" chart:style-name="ch4">
          <chart:axis chart:name="primary-x" chart:dimension="x" chart:style-name="ch5">
            <chart:categories table:cell-range-address="Sheet1.A2:.A12"/>
            <chart:title chart:style-name="ch6">
              <text:p>Person Names </text:p>
            </chart:title>
          </chart:axis>
          <chart:axis chart:name="primary-y" chart:dimension="y" chart:style-name="ch7">
            <chart:grid chart:class="major" chart:style-name="ch9"/>
            <chart:grid chart:class="minor" chart:style-name="ch8"/>
          </chart:axis>
          <chart:series chart:values-cell-range-address="Sheet1.B2:.B12" chart:class="chart:bar" chart:label-cell-address="Sheet1.B1" chart:style-name="ch10"/>
          <chart:series chart:values-cell-range-address="Sheet1.C2:.C12" chart:class="chart:bar" chart:label-cell-address="Sheet1.C1" chart:style-name="ch11"/>
          <chart:series chart:values-cell-range-address="Sheet1.D2:.D12" chart:class="chart:bar" chart:label-cell-address="Sheet1.D1" chart:style-name="ch12"/>
          <chart:series chart:values-cell-range-address="Sheet1.E2:.E12" chart:class="chart:bar" chart:label-cell-address="Sheet1.E1" chart:style-name="ch13"/>
          <chart:series chart:values-cell-range-address="Sheet1.F2:.F12" chart:class="chart:bar" chart:label-cell-address="Sheet1.F1" chart:style-name="ch14"/>
          <chart:series chart:values-cell-range-address="Sheet1.G2:.G12" chart:class="chart:bar" chart:label-cell-address="Sheet1.G1" chart:style-name="ch15"/>
          <chart:wall chart:style-name="ch4"/>
        </chart:plot-area>
      </chart:chart>
    </office:chart>
  </office:body>
</office:document-content>
</file>

<file path=Object 0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/4.1.5$Win32 OpenOffice.org_project/415m1$Build-9789</meta:generator>
  </office:meta>
</office:document-meta>
</file>

<file path=Object 0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 office:version="1.2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0_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898989" draw:fill-color="#ffffff"/>
    </style:style>
    <style:style style:name="ch2" style:family="chart">
      <style:graphic-properties draw:stroke="none" draw:fill="none"/>
      <style:text-properties fo:color="#757575" fo:font-family="Arial" fo:font-size="10pt" style:font-size-asian="10pt" style:font-size-complex="10pt"/>
    </style:style>
    <style:style style:name="ch3" style:family="chart">
      <style:chart-properties chart:auto-position="true"/>
      <style:graphic-properties draw:stroke="none" draw:fill="none"/>
      <style:text-properties fo:color="#1a1a1a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/>
    </style:style>
    <style:style style:name="ch5" style:family="chart">
      <style:chart-properties chart:reverse-direction="false" chart:logarithmic="false" tex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176388888888889cm"/>
      <style:text-properties fo:color="#000000" fo:font-family="Arial" fo:font-size="10pt" style:font-size-asian="10pt" style:font-size-complex="10pt"/>
    </style:style>
    <style:style style:name="ch6" style:family="chart">
      <style:chart-properties chart:reverse-direction="false" chart:logarithmic="false" tex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176388888888889cm"/>
      <style:text-properties fo:color="#000000" fo:font-family="Arial" fo:font-size="10pt" style:font-size-asian="10pt" style:font-size-complex="10pt"/>
    </style:style>
    <style:style style:name="ch7" style:family="chart">
      <style:graphic-properties draw:stroke="solid" svg:stroke-width="0.0176388888888889cm" svg:stroke-color="#cccccc" draw:fill-color="#cccccc" draw:stroke-opacity="0%" draw:opacity="0%"/>
    </style:style>
    <style:style style:name="ch8" style:family="chart">
      <style:graphic-properties draw:stroke="solid" svg:stroke-width="0.0176388888888889cm" svg:stroke-color="#b7b7b7" draw:fill-color="#b7b7b7"/>
    </style:style>
    <style:style style:name="ch9" style:family="chart">
      <style:graphic-properties draw:stroke="none" draw:fill="none"/>
      <style:text-properties fo:color="#000000" fo:font-family="Arial" fo:font-size="10pt" style:font-size-asian="10pt" style:font-size-complex="10pt"/>
    </style:style>
    <style:style style:name="ch10" style:family="chart">
      <style:chart-properties/>
      <style:graphic-properties draw:stroke="solid" svg:stroke-width="0.0176388888888889cm" svg:stroke-color="#000000" draw:fill-color="#4285f4" draw:fill="solid"/>
    </style:style>
  </office:automatic-styles>
  <office:body>
    <office:chart>
      <chart:chart svg:width="15.88cm" svg:height="9.82cm" chart:class="chart:bar" chart:style-name="ch1">
        <chart:title chart:style-name="ch2">
          <text:p>Ratings</text:p>
        </chart:title>
        <chart:legend chart:legend-position="end" svg:x="4.55in" svg:y="1.88in" chart:style-name="ch3"/>
        <chart:plot-area table:cell-range-address="Sheet1.B15:.G15 Sheet1.A15" svg:x="1cm" svg:width="10.16cm" svg:y="0.98cm" svg:height="8.57cm" chart:style-name="ch4">
          <chart:axis chart:name="primary-x" chart:dimension="x" chart:style-name="ch5"/>
          <chart:axis chart:name="primary-y" chart:dimension="y" chart:style-name="ch6">
            <chart:title chart:style-name="ch9">
              <text:p>Ratings</text:p>
            </chart:title>
            <chart:grid chart:class="major" chart:style-name="ch8"/>
            <chart:grid chart:class="minor" chart:style-name="ch7"/>
          </chart:axis>
          <chart:series chart:values-cell-range-address="Sheet1.B15:.G15" chart:class="chart:bar" chart:label-cell-address="Sheet1.A15" chart:style-name="ch10"/>
          <chart:wall chart:style-name="ch4"/>
        </chart:plot-area>
      </chart:chart>
    </office:chart>
  </office:body>
</office:document-content>
</file>

<file path=Object 0_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/4.1.5$Win32 OpenOffice.org_project/415m1$Build-9789</meta:generator>
  </office:meta>
</office:document-meta>
</file>

<file path=Object 0_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 office:version="1.2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